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Comfortaa" svg:font-family="Comfortaa"/>
    <style:font-face style:name="Lohit Devanagari1" svg:font-family="'Lohit Devanagari'"/>
    <style:font-face style:name="Times New Roman" svg:font-family="'Times New Roman', Times, serif"/>
    <style:font-face style:name="FreeMono" svg:font-family="Free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135f0f" officeooo:paragraph-rsid="00135f0f" style:font-size-asian="10.5pt" style:font-weight-asian="normal" style:font-size-complex="12pt" style:font-weight-complex="normal"/>
    </style:style>
    <style:style style:name="P2"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154091" officeooo:paragraph-rsid="00154091" style:font-size-asian="10.5pt" style:font-weight-asian="normal" style:font-size-complex="12pt" style:font-weight-complex="normal"/>
    </style:style>
    <style:style style:name="P3" style:family="paragraph" style:parent-style-name="Standard">
      <style:paragraph-properties fo:margin-left="0in" fo:margin-right="0in" fo:text-align="center" style:justify-single-word="false" fo:widows="1" fo:text-indent="0in" style:auto-text-indent="false"/>
      <style:text-properties fo:font-variant="normal" fo:text-transform="none" fo:color="#000000" style:font-name="Times New Roman" fo:font-size="16pt" fo:letter-spacing="normal" fo:font-style="normal" fo:font-weight="bold" officeooo:rsid="0001119f" officeooo:paragraph-rsid="0001119f" style:font-size-asian="16pt" style:font-weight-asian="bold" style:font-size-complex="16pt" style:font-weight-complex="bold"/>
    </style:style>
    <style:style style:name="P4" style:family="paragraph" style:parent-style-name="Standard">
      <style:paragraph-properties fo:margin-left="0in" fo:margin-right="0in" fo:text-align="center" style:justify-single-word="false" fo:widows="1" fo:text-indent="0in" style:auto-text-indent="false"/>
      <style:text-properties fo:font-variant="normal" fo:text-transform="none" fo:color="#000000" style:font-name="Times New Roman" fo:font-size="16pt" fo:letter-spacing="normal" fo:font-style="normal" fo:font-weight="bold" officeooo:rsid="001b8806" officeooo:paragraph-rsid="001b8806"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01a6ee" officeooo:paragraph-rsid="0001a6ee" style:font-size-asian="10.5pt" style:font-weight-asian="normal" style:font-size-complex="12pt" style:font-weight-complex="normal"/>
    </style:style>
    <style:style style:name="P6" style:family="paragraph" style:parent-style-name="Standard">
      <style:paragraph-properties fo:margin-left="0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bold" officeooo:rsid="0001a6ee" officeooo:paragraph-rsid="0001a6ee" style:font-size-asian="10.5pt" style:font-weight-asian="bold" style:font-size-complex="12pt" style:font-weight-complex="bold"/>
    </style:style>
    <style:style style:name="P7" style:family="paragraph" style:parent-style-name="Standard">
      <style:paragraph-properties fo:margin-left="0in" fo:margin-right="0in" fo:text-align="start" style:justify-single-word="false" fo:widows="1" fo:text-indent="0in" style:auto-text-indent="false" fo:break-before="page"/>
      <style:text-properties fo:font-variant="normal" fo:text-transform="none" fo:color="#000000" style:font-name="Times New Roman" fo:font-size="12pt" fo:letter-spacing="normal" fo:font-style="normal" fo:font-weight="bold" officeooo:rsid="0001a6ee" officeooo:paragraph-rsid="0001a6ee" style:font-size-asian="10.5pt" style:font-weight-asian="bold" style:font-size-complex="12pt" style:font-weight-complex="bold"/>
    </style:style>
    <style:style style:name="P8"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Liberation Serif" fo:font-size="12pt" fo:letter-spacing="normal" fo:font-style="normal" fo:font-weight="normal" officeooo:rsid="0002b488" officeooo:paragraph-rsid="00022636" style:font-size-asian="10.5pt" style:font-weight-asian="normal" style:font-size-complex="12pt" style:font-weight-complex="normal"/>
    </style:style>
    <style:style style:name="P9"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Liberation Serif" fo:font-size="12pt" fo:letter-spacing="normal" fo:font-style="normal" fo:font-weight="normal" officeooo:rsid="000f8b38" officeooo:paragraph-rsid="0008e08d" style:font-size-asian="10.5pt" style:font-weight-asian="normal" style:font-size-complex="12pt" style:font-weight-complex="normal"/>
    </style:style>
    <style:style style:name="P10"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Liberation Serif" fo:font-size="12pt" fo:letter-spacing="normal" fo:font-style="normal" fo:font-weight="normal" officeooo:rsid="000f8b38" officeooo:paragraph-rsid="00117fb7" style:font-size-asian="10.5pt" style:font-weight-asian="normal" style:font-size-complex="12pt" style:font-weight-complex="normal"/>
    </style:style>
    <style:style style:name="P11"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Liberation Serif" fo:font-size="12pt" fo:letter-spacing="normal" fo:font-style="normal" fo:font-weight="normal" officeooo:rsid="001ea7b1" officeooo:paragraph-rsid="001ea7b1" style:font-size-asian="10.5pt" style:font-weight-asian="normal" style:font-size-complex="12pt" style:font-weight-complex="normal"/>
    </style:style>
    <style:style style:name="P12"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Liberation Serif" fo:font-size="12pt" fo:letter-spacing="normal" fo:font-style="normal" fo:font-weight="normal" officeooo:rsid="001fcaf2" officeooo:paragraph-rsid="001fcaf2" style:font-size-asian="10.5pt" style:font-weight-asian="normal" style:font-size-complex="12pt" style:font-weight-complex="normal"/>
    </style:style>
    <style:style style:name="P13"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135f0f" officeooo:paragraph-rsid="00135f0f" style:font-size-asian="10.5pt" style:font-weight-asian="normal" style:font-size-complex="12pt" style:font-weight-complex="normal"/>
    </style:style>
    <style:style style:name="P14"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1e649d" officeooo:paragraph-rsid="001e649d" style:font-size-asian="10.5pt" style:font-weight-asian="normal" style:font-size-complex="12pt" style:font-weight-complex="normal"/>
    </style:style>
    <style:style style:name="P15" style:family="paragraph" style:parent-style-name="Standard">
      <style:paragraph-properties fo:margin-left="0in" fo:margin-right="0in" fo:text-align="center" style:justify-single-word="false" fo:widows="1" fo:text-indent="0in" style:auto-text-indent="false"/>
      <style:text-properties fo:font-variant="normal" fo:text-transform="none" fo:color="#000000" style:font-name="Times New Roman" fo:font-size="16pt" fo:letter-spacing="normal" fo:font-style="normal" fo:font-weight="bold" officeooo:rsid="001c4014" officeooo:paragraph-rsid="001c4014" style:font-size-asian="16pt" style:font-weight-asian="bold" style:font-size-complex="16pt" style:font-weight-complex="bold"/>
    </style:style>
    <style:style style:name="P16" style:family="paragraph" style:parent-style-name="Standard" style:list-style-name="L4">
      <style:paragraph-properties fo:text-align="start" style:justify-single-word="false" fo:widows="1"/>
      <style:text-properties fo:font-variant="normal" fo:text-transform="none" fo:color="#000000" style:font-name="Times New Roman" fo:font-size="12pt" fo:letter-spacing="normal" fo:font-style="normal" fo:font-weight="normal" officeooo:rsid="001e649d" officeooo:paragraph-rsid="001e649d" style:font-size-asian="10.5pt" style:font-weight-asian="normal" style:font-size-complex="12pt" style:font-weight-complex="normal"/>
    </style:style>
    <style:style style:name="P17" style:family="paragraph" style:parent-style-name="Standard">
      <style:paragraph-properties fo:margin-left="0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1de44e" officeooo:paragraph-rsid="001de44e" style:font-size-asian="10.5pt" style:font-weight-asian="normal" style:font-size-complex="12pt" style:font-weight-complex="normal"/>
    </style:style>
    <style:style style:name="P18" style:family="paragraph" style:parent-style-name="Standard">
      <style:paragraph-properties fo:margin-left="0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bold" officeooo:rsid="001de44e" officeooo:paragraph-rsid="001de44e" style:font-size-asian="10.5pt" style:font-weight-asian="bold" style:font-size-complex="12pt" style:font-weight-complex="bold"/>
    </style:style>
    <style:style style:name="T1" style:family="text">
      <style:text-properties officeooo:rsid="001b8806"/>
    </style:style>
    <style:style style:name="T2" style:family="text">
      <style:text-properties fo:font-style="italic" style:font-style-asian="italic" style:font-style-complex="italic"/>
    </style:style>
    <style:style style:name="T3" style:family="text">
      <style:text-properties fo:font-style="italic" officeooo:rsid="001b8806" style:font-style-asian="italic" style:font-style-complex="italic"/>
    </style:style>
    <style:style style:name="T4" style:family="text">
      <style:text-properties officeooo:rsid="001e8841"/>
    </style:style>
    <style:style style:name="T5" style:family="text">
      <style:text-properties officeooo:rsid="001fca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TITLE</text:span>]</text:p>
      <text:p text:style-name="P3"/>
      <text:p text:style-name="P3">Lab <text:span text:style-name="T1">[</text:span><text:span text:style-name="T3">NUMBER</text:span><text:span text:style-name="T1">]</text:span></text:p>
      <text:p text:style-name="P3"/>
      <text:p text:style-name="P3"/>
      <text:p text:style-name="P3"/>
      <text:p text:style-name="P3"/>
      <text:p text:style-name="P3">SUBMITTED BY:</text:p>
      <text:p text:style-name="P3"/>
      <text:p text:style-name="P3">CODY BROOKS</text:p>
      <text:p text:style-name="P3"/>
      <text:p text:style-name="P3">SUBMISSION DATE:</text:p>
      <text:p text:style-name="P3"/>
      <text:p text:style-name="P3"/>
      <text:p text:style-name="P15">2015-10-12</text:p>
      <text:p text:style-name="P7">Problem</text:p>
      <text:p text:style-name="P6"/>
      <text:p text:style-name="P14">The <text:span text:style-name="T4">purpose</text:span> of this lab is to write a program that will use sensor data to detect and narrate when the Esplora is in free fall. <text:span text:style-name="T4">The program must use data collected from the on-board accelerometer and use multiple loops. The objective is to find a real-world problem and develop problem solving skills. </text:span></text:p>
      <text:p text:style-name="P2"/>
      <text:p text:style-name="P6">Analysis</text:p>
      <text:p text:style-name="P8"/>
      <text:p text:style-name="P12">The problem states that the program must use inputs from the Esplora's accelerometer. </text:p>
      <text:p text:style-name="P5"/>
      <text:p text:style-name="P6">Design</text:p>
      <text:p text:style-name="P9"/>
      <text:p text:style-name="P11">The problem states that the program must use <text:span text:style-name="T5">multiple</text:span> loops.</text:p>
      <text:p text:style-name="P5"/>
      <text:p text:style-name="P6">Testing</text:p>
      <text:p text:style-name="P5"/>
      <text:p text:style-name="P10"/>
      <text:p text:style-name="P5"/>
      <text:p text:style-name="P6">Comments</text:p>
      <text:p text:style-name="P1"/>
      <text:p text:style-name="P1"/>
      <text:p text:style-name="P18">In-Lab Questions</text:p>
      <text:p text:style-name="P17"><text:tab/></text:p>
      <text:list xml:id="list1944826414896315431" text:style-name="L4">
        <text:list-item>
          <text:p text:style-name="P16">The results of repeated drops are fairly consistent. One potential cause for any variation would be how the person catches the Esplora. Since the fall is recorded until the Esplora is still, if the person catches the Esplora in a cushioning way, the fall might keep recording for longer than the Esplora fel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face style:name="Comfortaa" svg:font-family="Comfortaa"/>
    <style:font-face style:name="Lohit Devanagari1" svg:font-family="'Lohit Devanagari'"/>
    <style:font-face style:name="Times New Roman" svg:font-family="'Times New Roman', Times, serif"/>
    <style:font-face style:name="FreeMono" svg:font-family="Free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ntarell"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ntarell"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omfortaa" fo:font-family="Comfortaa"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ntarell" fo:font-family="Cantarell"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ntarell" fo:font-family="Cantarell"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ntarell" fo:font-family="Cantarell"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4:10:35.008947444</meta:creation-date>
    <meta:editing-duration>PT9M3S</meta:editing-duration>
    <meta:editing-cycles>4</meta:editing-cycles>
    <meta:generator>LibreOffice/4.4.5.2$Linux_X86_64 LibreOffice_project/40$Build-2</meta:generator>
    <dc:title>CprE Lab Report</dc:title>
    <meta:initial-creator>Cody Brooks</meta:initial-creator>
    <dc:date>2015-10-12T16:37:59.044485731</dc:date>
    <dc:creator>Cody Brooks</dc:creator>
    <meta:document-statistic meta:table-count="0" meta:image-count="0" meta:object-count="0" meta:page-count="2" meta:paragraph-count="17" meta:word-count="147" meta:character-count="882" meta:non-whitespace-character-count="748"/>
    <meta:template xlink:type="simple" xlink:actuate="onRequest" xlink:title="CprE Lab Report" xlink:href="../../../../../../../Templates/Personal%20Correspondence%20and%20Documents/CprE%20Lab%20Report.ott" meta:date="2015-10-12T14:10:34.931372617"/>
  </office:meta>
</office:document-meta>
</file>